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6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 table:number-rows-repeated="5">
          <table:table-cell table:number-columns-repeated="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rjan</text:p>
          </table:table-cell>
          <table:table-cell office:value-type="string" calcext:value-type="string">
            <text:p><text:a xlink:href="mailto:sldjfs@gmail.com" xlink:type="simple">sldjfs@gmail.com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ldfj</text:p>
          </table:table-cell>
          <table:table-cell office:value-type="string" calcext:value-type="string">
            <text:p><text:a xlink:href="mailto:222@mail.ru" xlink:type="simple">222@mail.ru</text:a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rlrlr</text:p>
          </table:table-cell>
          <table:table-cell office:value-type="string" calcext:value-type="string">
            <text:p><text:a xlink:href="mailto:5345@gmail.com" xlink:type="simple">5345@gmail.com</text:a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mailto:sdf@yahoo.com" xlink:type="simple">sdf@yahoo.com</text:a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lsdf</text:p>
          </table:table-cell>
          <table:table-cell office:value-type="string" calcext:value-type="string">
            <text:p><text:a xlink:href="mailto:standigger@gmail.com" xlink:type="simple">standigger@gmail.com</text:a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2l2</text:p>
          </table:table-cell>
          <table:table-cell office:value-type="string" calcext:value-type="string">
            <text:p><text:a xlink:href="mailto:yolo@gmail.com" xlink:type="simple">yolo@gmail.com</text:a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3fdsf</text:p>
          </table:table-cell>
          <table:table-cell office:value-type="string" calcext:value-type="string">
            <text:p><text:a xlink:href="mailto:yolo@mail.ru" xlink:type="simple">yolo@mail.ru</text:a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lsl</text:p>
          </table:table-cell>
          <table:table-cell office:value-type="string" calcext:value-type="string">
            <text:p><text:a xlink:href="mailto:sdldla20923@mail.com" xlink:type="simple">sdldla20923@mail.com</text:a>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dljsd</text:p>
          </table:table-cell>
          <table:table-cell office:value-type="string" calcext:value-type="string">
            <text:p><text:a xlink:href="mailto:2309rjfld@apple.com" xlink:type="simple">2309rjfld@apple.com</text:a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202" calcext:value-type="float">
            <text:p>20202</text:p>
          </table:table-cell>
          <table:table-cell office:value-type="string" calcext:value-type="string">
            <text:p><text:a xlink:href="mailto:4klrr@gmail.com" xlink:type="simple">4klrr@gmail.com</text:a>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dfsdf</text:p>
          </table:table-cell>
          <table:table-cell office:value-type="string" calcext:value-type="string">
            <text:p><text:a xlink:href="mailto:mordldovalendred@gmail.ru" xlink:type="simple">mordldovalendred@gmail.ru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.00.0000</text:date>, <text:time style:data-style-name="N2" text:time-value="21:49:20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8S</meta:editing-duration>
    <meta:editing-cycles>3</meta:editing-cycles>
    <meta:generator>LibreOffice/5.4.1.2$Windows_x86 LibreOffice_project/ea7cb86e6eeb2bf3a5af73a8f7777ac570321527</meta:generator>
    <dc:date>2018-12-08T21:51:17.862000000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